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7000001BE1C55A9FEB85FB9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0000" draw:fill="none" draw:textarea-horizontal-align="justify" draw:textarea-vertical-align="middle" draw:auto-grow-height="false" fo:min-height="0.893cm" fo:min-width="3.69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191cm" svg:height="1.143cm" svg:x="16.875cm" svg:y="4.175cm">
          <text:p text:style-name="P1">切换工作目录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1.143cm" svg:x="16.875cm" svg:y="9.128cm">
          <text:p text:style-name="P1">查看目录内容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191cm" svg:height="1.143cm" svg:x="16.875cm" svg:y="12.557cm">
          <text:p text:style-name="P1"><text:span text:style-name="T1">创建指定目录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1.143cm" svg:x="16.875cm" svg:y="14.208cm">
          <text:p text:style-name="P1">创建指定文件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1.143cm" svg:x="16.875cm" svg:y="15.351cm">
          <text:p text:style-name="P1">编辑指定文件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000000002D7000001BE1C55A9FEB85FB9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15:45:48.870305332</meta:creation-date>
    <dc:date>2019-11-19T16:01:12.741279733</dc:date>
    <meta:editing-duration>PT11M</meta:editing-duration>
    <meta:editing-cycles>2</meta:editing-cycles>
    <meta:generator>LibreOffice/6.0.7.3$Linux_X86_64 LibreOffice_project/00m0$Build-3</meta:generator>
    <meta:document-statistic meta:object-count="5"/>
  </office:meta>
</office:document-meta>
</file>